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50pt" fo:font-weight="normal" fo:font-family="Helvetica" style:font-family-asian="Helvetica" style:font-family-complex="Helvetica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9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2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6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4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6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6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6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8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6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0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2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4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7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1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8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3" style:family="text">
      <style:text-properties fo:font-size="12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1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5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8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3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204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left" fo:margin-top="11.90pt" fo:margin-bottom="11.9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top="12.00pt" fo:margin-bottom="6.00pt"/>
    </style:style>
    <style:style style:name="P69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6.00pt"/>
    </style:style>
    <style:style style:name="P72" style:family="paragraph">
      <style:paragraph-properties fo:line-height="100.00%" fo:text-align="left" fo:margin-bottom="6.00pt"/>
    </style:style>
    <style:style style:name="P73" style:family="paragraph">
      <style:paragraph-properties fo:line-height="100.00%" fo:text-align="left" fo:margin-top="12.00pt" fo:margin-bottom="6.00pt"/>
    </style:style>
    <text:list-style style:name="L7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justify" fo:margin-bottom="6.00pt"/>
    </style:style>
    <style:style style:name="P75" style:family="paragraph">
      <style:paragraph-properties fo:line-height="100.00%" fo:text-align="justify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justify" fo:margin-bottom="6.00pt"/>
    </style:style>
    <style:style style:name="P77" style:family="paragraph">
      <style:paragraph-properties fo:line-height="100.00%" fo:text-align="justify" fo:margin-left="18.00pt" fo:text-indent="0.00pt" fo:margin-bottom="6.00pt"/>
    </style:style>
    <style:style style:name="P78" style:family="paragraph">
      <style:paragraph-properties fo:line-height="100.00%" fo:text-align="justify" fo:margin-bottom="6.00pt"/>
    </style:style>
    <style:style style:name="P79" style:family="paragraph">
      <style:paragraph-properties fo:line-height="100.00%" fo:text-align="justify" fo:margin-left="18.00pt" fo:text-indent="0.00pt" fo:margin-bottom="6.00p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bottom="6.00pt"/>
    </style:style>
    <style:style style:name="P82" style:family="paragraph">
      <style:paragraph-properties fo:line-height="100.00%" fo:text-align="left" fo:margin-top="12.00pt" fo:margin-bottom="6.00pt"/>
    </style:style>
    <text:list-style style:name="L8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justify" fo:margin-bottom="10.00pt"/>
    </style:style>
    <style:style style:name="P84" style:family="paragraph">
      <style:paragraph-properties fo:line-height="100.00%" fo:text-align="left" fo:margin-top="12.00pt" fo:margin-bottom="6.00pt"/>
    </style:style>
    <text:list-style style:name="L8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top="12.00pt"/>
    </style:style>
    <style:style style:name="P86" style:family="paragraph">
      <style:paragraph-properties fo:line-height="100.00%" fo:text-align="left" fo:margin-top="12.00pt" fo:margin-bottom="6.00pt"/>
    </style:style>
    <text:list-style style:name="L8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top="12.00pt"/>
    </style:style>
    <style:style style:name="P88" style:family="paragraph">
      <style:paragraph-properties fo:line-height="100.00%" fo:text-align="left" fo:margin-top="12.00pt" fo:margin-bottom="6.00pt"/>
    </style:style>
    <text:list-style style:name="L8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top="12.00pt"/>
    </style:style>
    <style:style style:name="P90" style:family="paragraph">
      <style:paragraph-properties fo:line-height="100.00%" fo:text-align="left" fo:margin-top="12.00pt" fo:margin-bottom="6.00pt"/>
    </style:style>
    <text:list-style style:name="L9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left="18.00pt" fo:text-indent="0.00pt" fo:margin-bottom="6.00pt"/>
    </style:style>
    <style:style style:name="P93" style:family="paragraph">
      <style:paragraph-properties fo:line-height="100.00%" fo:text-align="justify" fo:margin-bottom="6.00pt"/>
    </style:style>
    <style:style style:name="P94" style:family="paragraph">
      <style:paragraph-properties fo:line-height="100.00%" fo:text-align="justify" fo:margin-left="18.00pt" fo:text-indent="0.00pt" fo:margin-bottom="6.00pt"/>
    </style:style>
    <style:style style:name="P95" style:family="paragraph">
      <style:paragraph-properties fo:line-height="100.00%" fo:text-align="justify" fo:margin-bottom="6.00pt"/>
    </style:style>
    <style:style style:name="P96" style:family="paragraph">
      <style:paragraph-properties fo:line-height="100.00%" fo:text-align="justify" fo:margin-left="18.00pt" fo:text-indent="0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justify" fo:margin-left="18.00pt" fo:text-indent="0.00pt" fo:margin-bottom="6.00pt"/>
    </style:style>
    <style:style style:name="P99" style:family="paragraph">
      <style:paragraph-properties fo:line-height="100.00%" fo:text-align="justify" fo:margin-bottom="6.00pt"/>
    </style:style>
    <style:style style:name="P100" style:family="paragraph">
      <style:paragraph-properties fo:line-height="100.00%" fo:text-align="justify" fo:margin-left="18.00pt" fo:text-indent="0.00pt" fo:margin-bottom="6.00pt"/>
    </style:style>
    <style:style style:name="P101" style:family="paragraph">
      <style:paragraph-properties fo:line-height="100.00%" fo:text-align="left" fo:margin-left="18.00pt" fo:text-indent="0.00pt" fo:margin-bottom="6.00pt"/>
    </style:style>
    <style:style style:name="P102" style:family="paragraph">
      <style:paragraph-properties fo:line-height="100.00%" fo:text-align="justify" fo:margin-bottom="6.00pt"/>
    </style:style>
    <style:style style:name="P103" style:family="paragraph">
      <style:paragraph-properties fo:line-height="100.00%" fo:text-align="left" fo:margin-top="12.00pt" fo:margin-bottom="6.00pt"/>
    </style:style>
    <style:style style:name="P104" style:family="paragraph">
      <style:paragraph-properties fo:line-height="100.00%" fo:text-align="left" fo:margin-bottom="6.00pt"/>
    </style:style>
    <style:style style:name="P105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left" fo:margin-bottom="6.00pt"/>
    </style:style>
    <style:style style:name="P114" style:family="paragraph">
      <style:paragraph-properties fo:line-height="100.00%" fo:text-align="left" fo:margin-top="12.00pt" fo:margin-bottom="6.00pt"/>
    </style:style>
    <style:style style:name="P115" style:family="paragraph">
      <style:paragraph-properties fo:line-height="100.00%" fo:text-align="left" fo:margin-bottom="6.00pt"/>
    </style:style>
    <style:style style:name="P116" style:family="paragraph">
      <style:paragraph-properties fo:line-height="100.00%" fo:text-align="justify" fo:margin-bottom="6.00pt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/>
    </style:style>
    <text:list-style style:name="L1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top="5.65pt"/>
    </style:style>
    <style:style style:name="P122" style:family="paragraph">
      <style:paragraph-properties fo:line-height="100.00%" fo:text-align="left"/>
    </style:style>
    <text:list-style style:name="L1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top="5.65pt"/>
    </style:style>
    <style:style style:name="P125" style:family="paragraph">
      <style:paragraph-properties fo:line-height="100.00%" fo:text-align="left"/>
    </style:style>
    <text:list-style style:name="L1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top="5.65pt"/>
    </style:style>
    <style:style style:name="P128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tformer&gt;</text:span></text:p>
      <text:p text:style-name="P3"><text:span text:style-name="T4">Version:<text:s/></text:span><text:span text:style-name="T5">0.0.3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29. 9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/></text:p>
          </table:table-cell>
          <table:table-cell table:style-name="TableCell030404">
            <text:p text:style-name="P57"><text:span text:style-name="T94"/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</table:table>
      <text:p text:style-name="P59"><text:span text:style-name="T94"/></text:p>
      <text:p text:style-name="P59"><text:span text:style-name="T94"/></text:p>
      <text:p text:style-name="P59"><text:span text:style-name="T95">Test Listing</text:span></text:p>
      <text:p text:style-name="P60"><text:span text:style-name="T96">The following table shows an overview of all tests<text:s/></text:span><text:span text:style-name="T97">–</text:span><text:span text:style-name="T98"><text:s/>both self-tests as well as tests by independent quality assurance<text:s/></text:span><text:span text:style-name="T99">–</text:span><text:span text:style-name="T100"><text:s/>for the present document.</text:span></text:p>
      <text:p text:style-name="P60"><text:span text:style-name="T101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2"><text:span text:style-name="T102">Date</text:span><text:span text:style-name="T103"/></text:p>
          </table:table-cell>
          <table:table-cell table:style-name="TableCell050001">
            <text:p text:style-name="P62"><text:span text:style-name="T104">Tested Version</text:span><text:span text:style-name="T105"/></text:p>
          </table:table-cell>
          <table:table-cell table:style-name="TableCell050002">
            <text:p text:style-name="P62"><text:span text:style-name="T106">Notes</text:span><text:span text:style-name="T107"/></text:p>
          </table:table-cell>
          <table:table-cell table:style-name="TableCell050003">
            <text:p text:style-name="P62"><text:span text:style-name="T108">Inspector</text:span><text:span text:style-name="T109"/></text:p>
          </table:table-cell>
          <table:table-cell table:style-name="TableCell050004">
            <text:p text:style-name="P62"><text:span text:style-name="T110">New Product Status</text:span><text:span text:style-name="T111"/></text:p>
          </table:table-cell>
        </table:table-row>
        <table:table-row table:style-name="TableRow0501">
          <table:table-cell table:style-name="TableCell050100">
            <text:p text:style-name="P65"><text:span text:style-name="T111"/></text:p>
          </table:table-cell>
          <table:table-cell table:style-name="TableCell050101">
            <text:p text:style-name="P65"><text:span text:style-name="T111"/></text:p>
          </table:table-cell>
          <table:table-cell table:style-name="TableCell050102">
            <text:p text:style-name="P65"><text:span text:style-name="T111"/></text:p>
          </table:table-cell>
          <table:table-cell table:style-name="TableCell050103">
            <text:p text:style-name="P65"><text:span text:style-name="T111"/></text:p>
          </table:table-cell>
          <table:table-cell table:style-name="TableCell050104">
            <text:p text:style-name="P65"><text:span text:style-name="T111"/></text:p>
          </table:table-cell>
        </table:table-row>
      </table:table>
      <text:p text:style-name="P67"><text:span text:style-name="T111"/></text:p>
      <text:p text:style-name="P68"><text:span text:style-name="T112">Content</text:span></text:p>
      <text:p text:style-name="P69"><text:span text:style-name="T113">1 Introduction<text:tab/>4</text:span></text:p>
      <text:p text:style-name="P69"><text:span text:style-name="T113">2 Initial Situation<text:tab/>5</text:span></text:p>
      <text:p text:style-name="P69"><text:span text:style-name="T113">3 General Conditions and Constraints<text:tab/>6</text:span></text:p>
      <text:p text:style-name="P69"><text:span text:style-name="T113">4 Project Objectives and System Concepts<text:tab/>7</text:span></text:p>
      <text:p text:style-name="P69"><text:span text:style-name="T113">5 Opportunities and Risks<text:tab/>8</text:span></text:p>
      <text:p text:style-name="P69"><text:span text:style-name="T113">6 Planning<text:tab/>9</text:span></text:p>
      <text:p text:style-name="P69"><text:span text:style-name="T113">7 Economic Efficiency<text:tab/>10</text:span></text:p>
      <text:p text:style-name="P69"><text:span text:style-name="T113">8 List of Abbreviations<text:tab/>11</text:span></text:p>
      <text:p text:style-name="P69"><text:span text:style-name="T113">9 List of Literature<text:tab/>12</text:span></text:p>
      <text:p text:style-name="P69"><text:span text:style-name="T113">10 List of Figures<text:tab/>13</text:span></text:p>
      <text:p text:style-name="P70"><text:span text:style-name="T114"/></text:p>
      <text:p text:style-name="P70"><text:span text:style-name="T114"/></text:p>
      <text:p text:style-name="P71"><text:span text:style-name="T115">Introduction</text:span></text:p>
      <text:p text:style-name="P72"><text:span text:style-name="T116">TODO at the end</text:span></text:p>
      <text:p text:style-name="P72"><text:span text:style-name="T117"/></text:p>
      <text:p text:style-name="P73"><text:span text:style-name="T118">Initial Situation</text:span></text:p>
      <text:list text:style-name="L74">
        <text:list-item>
          <text:p text:style-name="P74"><text:span text:style-name="T119">Genres:</text:span></text:p>
        </text:list-item>
        <text:list-item>
          <text:p text:style-name="P74"><text:span text:style-name="T119">3D</text:span></text:p>
        </text:list-item>
        <text:list-item>
          <text:p text:style-name="P74"><text:span text:style-name="T119">Platformer</text:span></text:p>
        </text:list-item>
        <text:list-item>
          <text:p text:style-name="P74"><text:span text:style-name="T119">Time Manipulation</text:span></text:p>
        </text:list-item>
      </text:list>
      <text:p text:style-name="P75"><text:span text:style-name="T119"/></text:p>
      <text:list text:style-name="L76">
        <text:list-item>
          <text:p text:style-name="P76"><text:span text:style-name="T119">Similar games:</text:span><text:span text:style-name="T120"/></text:p>
        </text:list-item>
        <text:list-item>
          <text:p text:style-name="P77"><text:span text:style-name="T121">Prince of Persia: The Sands of Time</text:span></text:p>
        </text:list-item>
        <text:list-item>
          <text:p text:style-name="P77"><text:span text:style-name="T121">Prince of Persia: Warrior Within</text:span></text:p>
        </text:list-item>
        <text:list-item>
          <text:p text:style-name="P77"><text:span text:style-name="T121">Prince of Persia: The Two Thrones</text:span></text:p>
        </text:list-item>
        <text:list-item>
          <text:p text:style-name="P77"><text:span text:style-name="T121">Blades of Time</text:span></text:p>
        </text:list-item>
        <text:list-item>
          <text:p text:style-name="P77"><text:span text:style-name="T121">Quantum Conundrum</text:span></text:p>
        </text:list-item>
        <text:list-item>
          <text:p text:style-name="P77"><text:span text:style-name="T121">Project Temporality</text:span></text:p>
        </text:list-item>
        <text:list-item>
          <text:p text:style-name="P77"><text:span text:style-name="T121">Gemini: Heroes Reborn</text:span></text:p>
        </text:list-item>
        <text:list-item>
          <text:p text:style-name="P77"><text:span text:style-name="T121">Thinking with Time Machines</text:span></text:p>
        </text:list-item>
        <text:list-item>
          <text:p text:style-name="P77"><text:span text:style-name="T121">Legacy of Kain</text:span></text:p>
        </text:list-item>
        <text:list-item>
          <text:p text:style-name="P77"><text:span text:style-name="T121">The Legend of Zelda: Ocarina of Time</text:span></text:p>
        </text:list-item>
        <text:list-item>
          <text:p text:style-name="P78"><text:span text:style-name="T121">Excludes:</text:span></text:p>
        </text:list-item>
        <text:list-item>
          <text:p text:style-name="P79"><text:span text:style-name="T121">Games that were made before 2000</text:span></text:p>
        </text:list-item>
        <text:list-item>
          <text:p text:style-name="P79"><text:span text:style-name="T121">Non 3D games (13)</text:span></text:p>
        </text:list-item>
        <text:list-item>
          <text:p text:style-name="P79"><text:span text:style-name="T121">Visual novels</text:span></text:p>
        </text:list-item>
        <text:list-item>
          <text:p text:style-name="P79"><text:span text:style-name="T121">Non Windows games</text:span></text:p>
        </text:list-item>
        <text:list-item>
          <text:p text:style-name="P79"><text:span text:style-name="T121">Shooter games (3)</text:span></text:p>
        </text:list-item>
        <text:list-item>
          <text:p text:style-name="P79"><text:span text:style-name="T121">Simulation games (1)</text:span></text:p>
        </text:list-item>
        <text:list-item>
          <text:p text:style-name="P79"><text:span text:style-name="T121">Real time strategy games (1)</text:span></text:p>
        </text:list-item>
      </text:list>
      <text:p text:style-name="P80"><text:span text:style-name="T122"/></text:p>
      <text:p text:style-name="P80"><text:span text:style-name="T123">Genre?<text:line-break/>Which similar games exist?</text:span></text:p>
      <text:p text:style-name="P80"><text:span text:style-name="T123">Why it is better than whatever exists? USP</text:span></text:p>
      <text:p text:style-name="P80"><text:span text:style-name="T124"/></text:p>
      <text:p text:style-name="P81"><text:a xlink:href="http://store.steampowered.com/tag/en/Time Manipulation/#p=0&amp;tab=NewReleases"><text:span text:style-name="T126">http://store.steampowered.com/tag/en/Time%20Manipulation/#p=0</text:span></text:a><text:span text:style-name="T127"><text:s/></text:span><text:a xlink:href="http://store.steampowered.com/tag/en/Time Manipulation/#p=0&amp;tab=NewReleases"><text:span text:style-name="T129">HYPERLINK "http://store.steampowered.com/tag/en/Time Manipulation/#p=0</text:span><text:span text:style-name="T130"><text:s/>HYPERLINK "http://store.steampowered.com/tag/en/Time Manipulation/#p=0&amp;tab=NewReleases"</text:span><text:span text:style-name="T131">&amp;</text:span><text:span text:style-name="T132"><text:s/>HYPERLINK "http://store.steampowered.com/tag/en/Time Manipulation/#p=0&amp;tab=NewReleases"</text:span><text:span text:style-name="T133">tab=NewReleases"</text:span><text:span text:style-name="T134"><text:s/>HYPERLINK "http://store.steampowered.com/tag/en/Time Manipulation/#p=0&amp;tab=NewReleases"</text:span><text:span text:style-name="T135">&amp;</text:span></text:a><text:span text:style-name="T136"><text:s/></text:span><text:a xlink:href="http://store.steampowered.com/tag/en/Time Manipulation/#p=0&amp;tab=NewReleases"><text:span text:style-name="T138">HYPERLINK "http://store.steampowered.com/tag/en/Time Manipulation/#p=0</text:span><text:span text:style-name="T139"><text:s/>HYPERLINK "http://store.steampowered.com/tag/en/Time Manipulation/#p=0&amp;tab=NewReleases"</text:span><text:span text:style-name="T140">&amp;</text:span><text:span text:style-name="T141"><text:s/>HYPERLINK "http://store.steampowered.com/tag/en/Time Manipulation/#p=0&amp;tab=NewReleases"</text:span><text:span text:style-name="T142">tab=NewReleases"</text:span><text:span text:style-name="T143"><text:s/>HYPERLINK "http://store.steampowered.com/tag/en/Time Manipulation/#p=0&amp;tab=NewReleases"</text:span><text:span text:style-name="T144">tab=NewReleases</text:span></text:a><text:span text:style-name="T145"><text:line-break/></text:span><text:a xlink:href="https://www.reddit.com/r/patientgamers/comments/3xm37s/games_with_time_controltime_manipulation_embedded/"><text:span text:style-name="T146">https://www.reddit.com/r/patientgamers/comments/3xm37s/games_with_time_controltime_manipulation_embedded/</text:span></text:a><text:span text:style-name="T147"><text:line-break/></text:span><text:a xlink:href="https://en.wikipedia.org/wiki/List_of_games_containing_time_travel#Video_games"><text:span text:style-name="T148">https://en.wikipedia.org/wiki/List_of_games_containing_time_travel#Video_games</text:span></text:a><text:span text:style-name="T149"><text:line-break/></text:span><text:a xlink:href="http://www.mobygames.com/game-group/theme-time-manipulation"><text:span text:style-name="T151">http:/</text:span></text:a><text:span text:style-name="T152"><text:s/></text:span><text:a xlink:href="http://www.mobygames.com/game-group/theme-time-manipulation"><text:span text:style-name="T154">HYPERLINK "http://www.mobygames.com/game-group/theme-time-manipulation"</text:span><text:span text:style-name="T155"><text:s/>HYPERLINK "http://www.mobygames.com/game-group/theme-time-manipulation"</text:span><text:span text:style-name="T156">/www.mobygames.com/game-group/theme-time-manipulation</text:span></text:a><text:span text:style-name="T157"/></text:p>
      <text:p text:style-name="P81"><text:span text:style-name="T157"/></text:p>
      <text:p text:style-name="P81"><text:span text:style-name="T157"/></text:p>
      <text:p text:style-name="P81"><text:span text:style-name="T157"/></text:p>
      <text:p text:style-name="P82"><text:span text:style-name="T158">General Conditions and Constraints</text:span></text:p>
      <text:list text:style-name="L83">
        <text:list-item>
          <text:p text:style-name="P83"><text:span text:style-name="T159">Cryengine</text:span></text:p>
        </text:list-item>
        <text:list-item>
          <text:p text:style-name="P83"><text:span text:style-name="T159">C#</text:span></text:p>
        </text:list-item>
        <text:list-item>
          <text:p text:style-name="P83"><text:span text:style-name="T159">10 Months</text:span></text:p>
        </text:list-item>
        <text:list-item>
          <text:p text:style-name="P83"><text:span text:style-name="T159">2 Programmers</text:span></text:p>
        </text:list-item>
      </text:list>
      <text:p text:style-name="P84"><text:span text:style-name="T160">Project Objectives and System Concepts</text:span></text:p>
      <text:list text:style-name="L85">
        <text:list-item>
          <text:p text:style-name="P85"><text:span text:style-name="T161">Make a cool videogame:</text:span></text:p>
        </text:list-item>
        <text:list-item>
          <text:p text:style-name="P85"><text:span text:style-name="T161">3D</text:span></text:p>
        </text:list-item>
        <text:list-item>
          <text:p text:style-name="P85"><text:span text:style-name="T161">Platformer</text:span></text:p>
        </text:list-item>
        <text:list-item>
          <text:p text:style-name="P85"><text:span text:style-name="T161">Levels</text:span></text:p>
        </text:list-item>
        <text:list-item>
          <text:p text:style-name="P85"><text:span text:style-name="T161">Time scrolling (different epochs) (using the scroll wheel to change time)</text:span></text:p>
        </text:list-item>
        <text:list-item>
          <text:p text:style-name="P85"><text:span text:style-name="T161">Setting: FPS (Fancy prehistoric stuff), Caves, Temple/Labyrinth, Mine, Fancy High Tech Future Stuff</text:span></text:p>
        </text:list-item>
        <text:list-item>
          <text:p text:style-name="P85"><text:span text:style-name="T161">Inspirations: Banjo Kazooie, Super Mario 64 (not the camera), Tomb Raider Caves and Ruins (</text:span><text:a xlink:href="https://www.primagames.com/media/images/news/Rise-of-the-tomb-raider.jpg"><text:span text:style-name="T162">https://www.primagames.com/media/images/news/Rise-of-the-tomb-raider.jpg</text:span></text:a><text:span text:style-name="T163">), any puzzle game, Percy Jackson's Labyrinth (the world ain't friendly nor does it make any sense)</text:span></text:p>
        </text:list-item>
        <text:list-item>
          <text:p text:style-name="P85"><text:span text:style-name="T163">Example level idea: Temple:<text:line-break/>Entrance<text:s/></text:span><text:span text:style-name="T164">--&gt; <text:line-break/></text:span><text:span text:style-name="T165">Reasonably open with the goal/correct direction clearly visible BUT unreachable without getting killed<text:s/></text:span><text:span text:style-name="T166">--&gt; <text:line-break/></text:span><text:span text:style-name="T167">Change time<text:s/></text:span><text:span text:style-name="T168">--&gt; <text:line-break/></text:span><text:span text:style-name="T169">Basic structure remains the same, same temple but older<text:s/></text:span><text:span text:style-name="T170">--&gt;<text:line-break/></text:span><text:span text:style-name="T171">Woohoo, the traps are disabled<text:s/></text:span><text:span text:style-name="T172">--&gt; <text:line-break/></text:span><text:span text:style-name="T173">Goal/Exit</text:span></text:p>
        </text:list-item>
      </text:list>
      <text:p text:style-name="P86"><text:span text:style-name="T174">Opportunities and Risks</text:span></text:p>
      <text:p text:style-name="P86"><text:span text:style-name="T175">Opportunities:</text:span></text:p>
      <text:list text:style-name="L87">
        <text:list-item>
          <text:p text:style-name="P87"><text:span text:style-name="T176">Learning new stuff</text:span></text:p>
        </text:list-item>
        <text:list-item>
          <text:p text:style-name="P87"><text:span text:style-name="T176">Getting a good grade</text:span></text:p>
        </text:list-item>
        <text:list-item>
          <text:p text:style-name="P87"><text:span text:style-name="T176">Creating a game that is playable and that we like</text:span></text:p>
        </text:list-item>
      </text:list>
      <text:p text:style-name="P88"><text:span text:style-name="T177">Risks:</text:span></text:p>
      <text:list text:style-name="L89">
        <text:list-item>
          <text:p text:style-name="P89"><text:span text:style-name="T178">Not achieving any of the stuff above</text:span></text:p>
        </text:list-item>
        <text:list-item>
          <text:p text:style-name="P89"><text:span text:style-name="T178">Having wasted a lot of time</text:span></text:p>
        </text:list-item>
        <text:list-item>
          <text:p text:style-name="P89"><text:span text:style-name="T178">Creating a game that is so good that it blows everybody's minds</text:span></text:p>
        </text:list-item>
      </text:list>
      <text:p text:style-name="P90"><text:span text:style-name="T179">Planning</text:span></text:p>
      <text:list text:style-name="L91">
        <text:list-item>
          <text:p text:style-name="P91"><text:span text:style-name="T180">Soon</text:span><text:span text:style-name="T181">©TM®</text:span></text:p>
        </text:list-item>
        <text:list-item>
          <text:p text:style-name="P91"><text:span text:style-name="T182">Start: This month/early next month</text:span></text:p>
        </text:list-item>
        <text:list-item>
          <text:p text:style-name="P91"><text:span text:style-name="T182">End:<text:s/></text:span><text:span text:style-name="T183">After we found enough enderpearls &amp; killed enough blazes</text:span><text:span text:style-name="T184"><text:s/>At the end of the school year (June)</text:span></text:p>
        </text:list-item>
        <text:list-item>
          <text:p text:style-name="P91"><text:span text:style-name="T184">First prototype:</text:span></text:p>
        </text:list-item>
        <text:list-item>
          <text:p text:style-name="P92"><text:span text:style-name="T184">When: December</text:span></text:p>
        </text:list-item>
        <text:list-item>
          <text:p text:style-name="P92"><text:span text:style-name="T184">What:</text:span></text:p>
        </text:list-item>
        <text:list-item>
          <text:p text:style-name="P93"><text:span text:style-name="T184">Controlling the character</text:span></text:p>
        </text:list-item>
        <text:list-item>
          <text:p text:style-name="P93"><text:span text:style-name="T184">Camera</text:span></text:p>
        </text:list-item>
        <text:list-item>
          <text:p text:style-name="P93"><text:span text:style-name="T184">1 Level</text:span></text:p>
        </text:list-item>
        <text:list-item>
          <text:p text:style-name="P93"><text:span text:style-name="T184">Time scrolling</text:span></text:p>
        </text:list-item>
        <text:list-item>
          <text:p text:style-name="P94"><text:span text:style-name="T184">Excludes:</text:span></text:p>
        </text:list-item>
        <text:list-item>
          <text:p text:style-name="P95"><text:span text:style-name="T184">All textures and the good looking stuff</text:span></text:p>
        </text:list-item>
        <text:list-item>
          <text:p text:style-name="P95"><text:span text:style-name="T184">All the other levels</text:span></text:p>
        </text:list-item>
        <text:list-item>
          <text:p text:style-name="P95"><text:span text:style-name="T184">Story</text:span></text:p>
        </text:list-item>
        <text:list-item>
          <text:p text:style-name="P95"><text:span text:style-name="T184">Further time scrolling features<text:tab/><text:tab/></text:span></text:p>
        </text:list-item>
        <text:list-item>
          <text:p text:style-name="P95"><text:span text:style-name="T184">Big blocks of work to be done (Sorted by priority)</text:span></text:p>
        </text:list-item>
        <text:list-item>
          <text:p text:style-name="P96"><text:span text:style-name="T184">Getting the basic stuff set up</text:span></text:p>
        </text:list-item>
        <text:list-item>
          <text:p text:style-name="P97"><text:span text:style-name="T184">CryEngine Project</text:span></text:p>
        </text:list-item>
        <text:list-item>
          <text:p text:style-name="P97"><text:span text:style-name="T184">Development Environment</text:span></text:p>
        </text:list-item>
        <text:list-item>
          <text:p text:style-name="P97"><text:span text:style-name="T185">GitLab or GitHub</text:span></text:p>
        </text:list-item>
        <text:list-item>
          <text:p text:style-name="P97"><text:span text:style-name="T186">Unit Tests?</text:span></text:p>
        </text:list-item>
        <text:list-item>
          <text:p text:style-name="P97"><text:span text:style-name="T186">Communication Channel: Slack</text:span></text:p>
        </text:list-item>
        <text:list-item>
          <text:p text:style-name="P98"><text:span text:style-name="T186">Player Control (First Person and/or Third Person)</text:span></text:p>
        </text:list-item>
        <text:list-item>
          <text:p text:style-name="P98"><text:span text:style-name="T186">Time Scrolling (Large Area and/or single object)</text:span></text:p>
        </text:list-item>
        <text:list-item>
          <text:p text:style-name="P98"><text:span text:style-name="T186">Levels</text:span></text:p>
        </text:list-item>
        <text:list-item>
          <text:p text:style-name="P98"><text:span text:style-name="T186">Level chaining (In which order will the levels be played? Open world? Non-linear?)</text:span></text:p>
        </text:list-item>
        <text:list-item>
          <text:p text:style-name="P98"><text:span text:style-name="T186">Menu, Settings</text:span></text:p>
        </text:list-item>
        <text:list-item>
          <text:p text:style-name="P98"><text:span text:style-name="T186">Decent graphics (Models, shaders, ...)</text:span></text:p>
        </text:list-item>
        <text:list-item>
          <text:p text:style-name="P98"><text:span text:style-name="T186">Story (Introduction, bare minimum)</text:span></text:p>
        </text:list-item>
        <text:list-item>
          <text:p text:style-name="P99"><text:span text:style-name="T186">Optional blocks of work:</text:span></text:p>
        </text:list-item>
        <text:list-item>
          <text:p text:style-name="P100"><text:span text:style-name="T186">Time freezing</text:span></text:p>
        </text:list-item>
        <text:list-item>
          <text:p text:style-name="P100"><text:span text:style-name="T186">Bosses</text:span></text:p>
        </text:list-item>
        <text:list-item>
          <text:p text:style-name="P100"><text:span text:style-name="T186">Sensible Story (Comedy)</text:span></text:p>
        </text:list-item>
        <text:list-item>
          <text:p text:style-name="P100"><text:span text:style-name="T186">Really good looking graphics (Manga/Anime?)</text:span></text:p>
        </text:list-item>
        <text:list-item>
          <text:p text:style-name="P101"><text:span text:style-name="T186">Different Level Directions: Go into a different direction<text:s/></text:span><text:span text:style-name="T187">--&gt;<text:s/></text:span><text:span text:style-name="T188"><text:line-break/>Level type is different<text:line-break/>e.g. Right: Speed, Parkour<text:s text:c="3"/>Left: Puzzles</text:span></text:p>
        </text:list-item>
        <text:list-item>
          <text:p text:style-name="P101"><text:span text:style-name="T188">The Labyrinth Style Levels Chaining: <text:line-break/><text:s text:c="8"/>Choose a goal/place where you want to go and start walking: <text:line-break/><text:s text:c="12"/>If you have been there already<text:s/></text:span><text:span text:style-name="T189">--&gt;</text:span><text:span text:style-name="T190"><text:s/>Easy to reach<text:line-break/><text:s text:c="12"/>Otherwise<text:s/></text:span><text:span text:style-name="T191">--&gt;</text:span><text:span text:style-name="T192"><text:s/>A lot of levels (depending on the goal)</text:span></text:p>
        </text:list-item>
        <text:list-item>
          <text:p text:style-name="P101"><text:span text:style-name="T192">Shortcuts (and longcuts?)</text:span></text:p>
        </text:list-item>
        <text:list-item>
          <text:p text:style-name="P101"><text:span text:style-name="T192">More time scrolling features (weather, climate, more different times...)</text:span></text:p>
        </text:list-item>
        <text:list-item>
          <text:p text:style-name="P102"><text:span text:style-name="T192">Doable: Not impossible</text:span></text:p>
        </text:list-item>
      </text:list>
      <text:p text:style-name="P103"><text:span text:style-name="T193">List of Abbreviations</text:span></text:p>
      <text:p text:style-name="P104"><text:span text:style-name="T19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6"><text:span text:style-name="T195">Abbreviation</text:span><text:span text:style-name="T196"/></text:p>
          </table:table-cell>
          <table:table-cell table:style-name="TableCell060001">
            <text:p text:style-name="P106"><text:span text:style-name="T197">Explanation</text:span><text:span text:style-name="T198"/></text:p>
          </table:table-cell>
        </table:table-row>
        <table:table-row table:style-name="TableRow0601">
          <table:table-cell table:style-name="TableCell060100">
            <text:p text:style-name="P109"><text:span text:style-name="T198"/></text:p>
          </table:table-cell>
          <table:table-cell table:style-name="TableCell060101">
            <text:p text:style-name="P109"><text:span text:style-name="T198"/></text:p>
          </table:table-cell>
        </table:table-row>
      </table:table>
      <text:p text:style-name="P111"><text:span text:style-name="T198"/></text:p>
      <text:p text:style-name="P112"><text:span text:style-name="T199">List of Literature</text:span></text:p>
      <text:p text:style-name="P113"><text:span text:style-name="T200"/></text:p>
      <text:p text:style-name="P114"><text:span text:style-name="T201">List of Figures(Pictures, aBBILDUNG)</text:span></text:p>
      <text:p text:style-name="P115"><text:span text:style-name="T202"/></text:p>
      <text:p text:style-name="P116"><text:span text:style-name="T202"/></text:p>
      <text:p text:style-name="P116"><text:span text:style-name="T202"/></text:p>
      <text:p text:style-name="P117"><text:span text:style-name="T203">Guidelines for checking the documents</text:span></text:p>
      <text:p text:style-name="P118"><text:span text:style-name="T204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19"><text:span text:style-name="T205"/></text:p>
      <text:p text:style-name="P119"><text:span text:style-name="T206">Consideration of the Project Proposal</text:span></text:p>
      <text:p text:style-name="P119"><text:span text:style-name="T207">Affected products:</text:span></text:p>
      <text:list text:style-name="L120">
        <text:list-item>
          <text:p text:style-name="P120"><text:span text:style-name="T208">Project Proposal</text:span></text:p>
        </text:list-item>
        <text:list-item>
          <text:p text:style-name="P120"><text:span text:style-name="T208">Project Manuel</text:span></text:p>
        </text:list-item>
        <text:list-item>
          <text:p text:style-name="P120"><text:span text:style-name="T208">Project Plan</text:span></text:p>
        </text:list-item>
      </text:list>
      <text:p text:style-name="P121"><text:span text:style-name="T209">Description:</text:span></text:p>
      <text:p text:style-name="P122"><text:span text:style-name="T210">The information about<text:s/></text:span><text:span text:style-name="T211">»Initial Situation</text:span><text:span text:style-name="T212">, existing framework conditions, project targets, system conception and<text:s/></text:span><text:span text:style-name="T213">»Economic Efficiency</text:span><text:span text:style-name="T214"><text:s/>contained in the<text:s/></text:span><text:span text:style-name="T215">»Project Proposal</text:span><text:span text:style-name="T216"><text:s/>have to be considered in the<text:s/></text:span><text:span text:style-name="T217">»Project Manual</text:span><text:span text:style-name="T218"><text:s/>and in the<text:s/></text:span><text:span text:style-name="T219">»Project Plan</text:span><text:span text:style-name="T220">.</text:span></text:p>
      <text:p text:style-name="P122"><text:span text:style-name="T221"/></text:p>
      <text:p text:style-name="P122"><text:span text:style-name="T222">Preparing the first Project Progress Decision</text:span></text:p>
      <text:p text:style-name="P122"><text:span text:style-name="T223">Affected products:</text:span></text:p>
      <text:list text:style-name="L123">
        <text:list-item>
          <text:p text:style-name="P123"><text:span text:style-name="T224">Project Proposal</text:span></text:p>
        </text:list-item>
        <text:list-item>
          <text:p text:style-name="P123"><text:span text:style-name="T224">Project Progress Decision</text:span></text:p>
        </text:list-item>
      </text:list>
      <text:p text:style-name="P124"><text:span text:style-name="T225">Description:</text:span></text:p>
      <text:p text:style-name="P125"><text:span text:style-name="T226">The project ideas and realization proposals presented in the<text:s/></text:span><text:span text:style-name="T227">»Project Proposal</text:span><text:span text:style-name="T228"><text:s/>have to be weighted in a decision process that is outside of the V-Modell. The decision that is made has to be laid down in a<text:s/></text:span><text:span text:style-name="T229">»Project Progress Decision</text:span><text:span text:style-name="T230">.</text:span></text:p>
      <text:p text:style-name="P125"><text:span text:style-name="T231"/></text:p>
      <text:p text:style-name="P125"><text:span text:style-name="T232">Project Proposal and Requirements Specification</text:span></text:p>
      <text:p text:style-name="P125"><text:span text:style-name="T233">Affected products:</text:span></text:p>
      <text:list text:style-name="L126">
        <text:list-item>
          <text:p text:style-name="P126"><text:span text:style-name="T234">Requirements Specification</text:span></text:p>
        </text:list-item>
        <text:list-item>
          <text:p text:style-name="P126"><text:span text:style-name="T234">Project Proposal</text:span></text:p>
        </text:list-item>
      </text:list>
      <text:p text:style-name="P127"><text:span text:style-name="T235">Description:</text:span></text:p>
      <text:p text:style-name="P128"><text:span text:style-name="T236">In the product<text:s/></text:span><text:span text:style-name="T237">»Requirements Specification</text:span><text:span text:style-name="T238"><text:s/>or Requirements Specification Overall Project, the information from the<text:s/></text:span><text:span text:style-name="T239">»Project Proposal</text:span><text:span text:style-name="T240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